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fa63" officeooo:paragraph-rsid="0012fa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el número de partidos que aparecen en el escrutinio.</text:p>
      <text:p text:style-name="P1"/>
      <text:p text:style-name="P1">Muestra el nombre da cada partido y el número de electos de cada uno.</text:p>
      <text:p text:style-name="P1"/>
      <text:p text:style-name="P1">Pide el nombre de un partido y muestra sus datos:nombre, número de electos, ide de partido.</text:p>
      <text:p text:style-name="P1"/>
      <text:p text:style-name="P1">Pide el número de electos y te muestra si hay, los partidos que tienen ese número.</text:p>
      <text:p text:style-name="P1"/>
      <text:p text:style-name="P1">Muestra la información de forma gráfica ,además de mostrar datos generales sobre las elecciones, votos totales, votos en blan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7:40:31.486677333</meta:creation-date>
    <dc:date>2017-03-04T17:45:15.724142224</dc:date>
    <meta:editing-duration>PT4M46S</meta:editing-duration>
    <meta:editing-cycles>1</meta:editing-cycles>
    <meta:document-statistic meta:table-count="0" meta:image-count="0" meta:object-count="0" meta:page-count="1" meta:paragraph-count="5" meta:word-count="75" meta:character-count="428" meta:non-whitespace-character-count="358"/>
    <meta:generator>LibreOffice/5.1.5.2$Linux_X86_64 LibreOffice_project/7a864d8825610a8c07cfc3bc01dd4fce6a9447e5</meta:generator>
  </office:meta>
</office:document-meta>
</file>